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DejaVu Sans Mono" fo:font-size="10pt"/>
    </style:style>
    <style:style style:family="paragraph" style:name="P5" style:display-name="P5" style:parent-style-name="Text-body">
      <style:paragraph-properties fo:text-align="justify"/>
      <style:text-properties fo:color="#000000" fo:language="en" fo:country="GB"/>
    </style:style>
    <style:style style:family="paragraph" style:name="P6" style:display-name="P6" style:parent-style-name="Text-body">
      <style:paragraph-properties fo:text-align="left" style:writing-mode="lr"/>
      <style:text-properties fo:color="#000000" fo:language="en" fo:country="GB"/>
    </style:style>
    <style:style style:family="paragraph" style:name="P7" style:display-name="P7" style:parent-style-name="Text-body">
      <style:paragraph-properties fo:text-align="left"/>
      <style:text-properties fo:color="#000000" fo:language="en" fo:country="GB" fo:font-weight="normal"/>
    </style:style>
    <style:style style:family="paragraph" style:name="P8" style:display-name="P8" style:parent-style-name="Text-body">
      <style:paragraph-properties fo:text-align="left" style:writing-mode="lr"/>
      <style:text-properties fo:color="#000000" fo:language="en" fo:country="GB" fo:font-weight="normal"/>
    </style:style>
    <style:style style:family="paragraph" style:name="P9" style:display-name="P9" style:parent-style-name="Normal">
      <style:text-properties fo:color="#000000" fo:language="en" fo:country="GB"/>
    </style:style>
    <style:style style:family="paragraph" style:name="P10" style:display-name="P10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fo:language="en" fo:country="GB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9: Allowing argument of clear() to be matrix of string</text:p>
        <text:p text:style-name="P2"/>
        <text:p text:style-name="P3"/>
        <text:p text:style-name="P3">Title: <text:span text:style-name="T1">Allowing argument of clear() to be matrix of string</text:span></text:p>
        <text:p text:style-name="P3">Version: 1.0</text:p>
        <text:p text:style-name="P3">Author: Paul BIGNIER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18th, 2013</text:p>
        <text:p text:style-name="P2"/>
        <text:p text:style-name="P3"/>
        <text:p text:style-name="P4">Abstract</text:p>
        <text:p text:style-name="P3">The aim of this SEP is to motivate the opening of clear’s argument to matrix of string.</text:p>
        <text:p text:style-name="P3"/>
        <text:p text:style-name="P4">Rationale</text:p>
        <text:p text:style-name="P5">Right now, clear() can only take single strings in a row ( clear(‘a’, ‘b’, ‘c’, ...) ).</text:p>
        <text:p text:style-name="P5">Now, clear can take matrices of strings.</text:p>
        <text:p text:style-name="P5">This enlarges the utilization of clear, and the implementation is simplified.</text:p>
        <text:p text:style-name="P5"/>
        <text:p text:style-name="P5">The possible calling sequences become:﻿</text:p>
        <text:p text:style-name="P6"> <text:s text:c="11"/>clear a b c</text:p>
        <text:p text:style-name="P6"> <text:s text:c="11"/>clear('a', 'b', 'c')</text:p>
        <text:p text:style-name="P6"> <text:s text:c="11"/>clear( ['a'  'b'  'c'] )</text:p>
        <text:p text:style-name="P5">﻿</text:p>
        <text:p text:style-name="P4">Example Usage</text:p>
        <text:p text:style-name="P7"/>
        <text:p text:style-name="P8">a = 2;</text:p>
        <text:p text:style-name="P8">b = 3;</text:p>
        <text:p text:style-name="P8">c = 4;</text:p>
        <text:p text:style-name="P8">clear a</text:p>
        <text:p text:style-name="P8">isdef("a") // F</text:p>
        <text:p text:style-name="P8">isdef("b") // T</text:p>
        <text:p text:style-name="P8">clear("b");</text:p>
        <text:p text:style-name="P8">isdef("b") // F</text:p>
        <text:p text:style-name="P8"/>
        <text:p text:style-name="P8">a = 2;</text:p>
        <text:p text:style-name="P8">b = 3;</text:p>
        <text:p text:style-name="P8">c = 4;</text:p>
        <text:p text:style-name="P8">clear(['a'  'b'  'c'])</text:p>
        <text:p text:style-name="P8">isdef("a") | isdef("b") | isdef("c") // F</text:p>
        <text:p text:style-name="P7"/>
        <text:p text:style-name="P4">Changelog</text:p>
        <text:p text:style-name="P5"><text:tab/><text:span text:style-name="T2">1.0 – Initial Version </text:span></text:p>
        <text:p text:style-name="P4">Copyright</text:p>
        <text:p text:style-name="P9"><text:tab/>This document has been placed under the license CeCILL-B.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Nimbus Sans L"/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